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.2917in" fo:margin-right="0in" fo:text-align="justify" style:justify-single-word="false" fo:hyphenation-ladder-count="no-limit" fo:text-indent="0in" style:auto-text-indent="false"/>
      <style:text-properties fo:font-size="14pt" style:font-size-asian="14pt" style:font-size-complex="14pt" fo:hyphenate="true" fo:hyphenation-remain-char-count="2" fo:hyphenation-push-char-count="2"/>
    </style:style>
    <style:style style:name="P8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4pt" style:font-size-asian="14pt" style:font-size-complex="14pt" fo:hyphenate="true" fo:hyphenation-remain-char-count="2" fo:hyphenation-push-char-count="2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0" style:family="paragraph" style:parent-style-name="Standard" style:list-style-name="WW8Num2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1f9127" style:font-size-asian="14pt" style:font-size-complex="14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WW8Num2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officeooo:rsid="001f96eb"/>
    </style:style>
    <style:style style:name="T9" style:family="text">
      <style:text-properties officeooo:rsid="001f91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3">ФГАОУ ВПО «УрФУ имени первого Президента России Б. Н. Ельцина»</text:p>
      <text:p text:style-name="P3">ИРИТ-РТФ</text:p>
      <text:p text:style-name="P3">Центр ускоренного обуч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ОТЧЕТ ПО ДОМАШНЕМУ ЗАДАНИЮ </text:span><text:span text:style-name="T2">N</text:span><text:span text:style-name="T1"> 5</text:span></text:p>
      <text:p text:style-name="P3"/>
      <text:p text:style-name="P3">по дисциплине «Язык и технологии программирования»</text:p>
      <text:p text:style-name="P3"/>
      <text:p text:style-name="P3"/>
      <text:p text:style-name="P1"><text:span text:style-name="T3">Тема: </text:span><text:span text:style-name="T4">Теория сигналов и </text:span><text:span text:style-name="T5">Adobe</text:span><text:span text:style-name="T4"> </text:span><text:span text:style-name="T5">Auditi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Студент группы <text:span text:style-name="T7">РИВ-</text:span><text:span text:style-name="T6">170027у</text:span> (<text:span text:style-name="T8">662</text:span>): <text:s text:c="20"/><text:tab/><text:tab/><text:tab/>И. И. Иванов</text:p>
      <text:p text:style-name="P4">Преподаватель: <text:s text:c="44"/><text:tab/><text:tab/><text:tab/><text:tab/>С. И. Тимошенко,</text:p>
      <text:p text:style-name="P4"><text:s text:c="70"/><text:tab/><text:tab/><text:tab/><text:tab/><text:tab/>доц., к. т. 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3">Екатеринбург 201<text:span text:style-name="T9">7</text:span></text:p>
      <text:p text:style-name="P6"><text:soft-page-break/>СОДЕРЖАНИЕ</text:p>
      <text:p text:style-name="P3"/>
      <text:p text:style-name="P14"><text:span text:style-name="T5">1 </text:span><text:span text:style-name="T4">Постановка задачи </text:span></text:p>
      <text:p text:style-name="P14"><text:span text:style-name="T4"/></text:p>
      <text:p text:style-name="P8">Просмотреть лекции 1, 4, 9 Давыдова А.В. (файлы <text:s/>Давыдов_1_Введение_в_тео-рию_СиС.doc, Давыдов_4_Спектральное_представление_сигналов.doc, Давыдов_9 _Модулированные_сигналы.doc).</text:p>
      <text:p text:style-name="P4"/>
      <text:list xml:id="list1936775287" text:style-name="WW8Num2">
        <text:list-item>
          <text:list>
            <text:list-item>
              <text:p text:style-name="P15"><text:span text:style-name="T4">Создать в </text:span><text:span text:style-name="T5">Adobe</text:span><text:span text:style-name="T4"> </text:span><text:span text:style-name="T5">Audition</text:span><text:span text:style-name="T4"> примеры сигналов, иллюстрирующие классификацию сигналов по рисунку 1.1.4 лекции 1 и 9 Давыдова А.В. (файлы Давыдов_1_Введение_в_теорию_СиС.doc, Давыдов_9_Модулированные_сигналы.doc). Файлы сохранить в формате .</text:span><text:span text:style-name="T5">mp</text:span><text:span text:style-name="T4">3. Привести скриншоты сигналов из режима </text:span><text:span text:style-name="T5">Edit</text:span><text:span text:style-name="T4"> </text:span><text:span text:style-name="T5">View</text:span><text:span text:style-name="T4"> </text:span><text:span text:style-name="T5">Adobe</text:span><text:span text:style-name="T4"> </text:span><text:span text:style-name="T5">Audition</text:span><text:span text:style-name="T4"> с пояснениями изображенного на них. В некоторых случаях задача может быть решена с использованием команды </text:span><text:span text:style-name="T5">Effects | Generate</text:span><text:span text:style-name="T4"> | </text:span><text:span text:style-name="T5">Tones</text:span><text:span text:style-name="T4">.</text:span></text:p>
            </text:list-item>
          </text:list>
        </text:list-item>
      </text:list>
      <text:p text:style-name="P7"/>
      <text:list xml:id="list220057624729279" text:continue-numbering="true" text:style-name="WW8Num2">
        <text:list-item>
          <text:list>
            <text:list-item>
              <text:p text:style-name="P10"><text:span text:style-name="T4">Ознакомиться с лекцией 4 Давыдова А.В. (Давыдов_4_Спектральное_представление_сигналов.doc). Провести частотный, фазовый и амплитудный статистический анализ полученных сигналов (см. настройки в файле Палитры_анализа.</text:span><text:span text:style-name="T5">doc</text:span><text:span text:style-name="T4">). Все созданные сигналы сопроводить скриншотами спектров (панель Frequency Analysis, </text:span><text:span text:style-name="T5">Chart</text:span><text:span text:style-name="T4"> </text:span><text:span text:style-name="T5">Format</text:span><text:span text:style-name="T4"> =</text:span><text:span text:style-name="T5">Area</text:span><text:span text:style-name="T4">, FFT Size=16384, FFT Window Type=</text:span> <text:span text:style-name="T4">Triangular, </text:span><text:span text:style-name="T5">Reference</text:span><text:span text:style-name="T4">=0), фазовых диаграмм (панель Phase Analysis, </text:span><text:span text:style-name="T5">Normalise</text:span><text:span text:style-name="T4">-отключен, </text:span><text:span text:style-name="T5">Mode=Lissajous(X/Y)</text:span><text:span text:style-name="T4">) и гистограмм амплитудной статистики (панель Amplitude Statistics). Для синусоидальных сигналов обязательно наличие стереоканалов с фазовыми сдвигами 0, 45, 90, 135 и 180 градусов, а также других фигур Лиссажу из примеров по ссылке https://ru.wikipedia.org/wiki/Фигуры_Лиссажу.</text:span></text:p>
            </text:list-item>
          </text:list>
        </text:list-item>
      </text:list>
      <text:p text:style-name="P4"/>
      <text:p text:style-name="P4"/>
      <text:p text:style-name="P12">2 Результаты проделанной работы</text:p>
      <text:p text:style-name="P2"/>
      <text:p text:style-name="P2">&lt;привести последовательности действий и результаты решения поставленных задач&gt;</text:p>
      <text:p text:style-name="P3"/>
      <text:p text:style-name="P13"><text:span text:style-name="T5">3 </text:span><text:span text:style-name="T4">Анализ полученных результатов</text:span></text:p>
      <text:p text:style-name="P2"/>
      <text:p text:style-name="P2">&lt;подвести итоги работы&gt;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917in" text:min-label-width="0.25in"/>
      </text:list-level-style-number>
      <text:list-level-style-number text:level="3" style:num-format="1" text:display-levels="3">
        <style:list-level-properties text:space-before="0.5835in" text:min-label-width="0.5in"/>
      </text:list-level-style-number>
      <text:list-level-style-number text:level="4" style:num-format="1" text:display-levels="4">
        <style:list-level-properties text:space-before="0.8752in" text:min-label-width="0.75in"/>
      </text:list-level-style-number>
      <text:list-level-style-number text:level="5" style:num-format="1" text:display-levels="5">
        <style:list-level-properties text:space-before="1.1665in" text:min-label-width="0.75in"/>
      </text:list-level-style-number>
      <text:list-level-style-number text:level="6" style:num-format="1" text:display-levels="6">
        <style:list-level-properties text:space-before="1.4583in" text:min-label-width="1in"/>
      </text:list-level-style-number>
      <text:list-level-style-number text:level="7" style:num-format="1" text:display-levels="7">
        <style:list-level-properties text:space-before="1.75in" text:min-label-width="1in"/>
      </text:list-level-style-number>
      <text:list-level-style-number text:level="8" style:num-format="1" text:display-levels="8">
        <style:list-level-properties text:space-before="2.0417in" text:min-label-width="1.25in"/>
      </text:list-level-style-number>
      <text:list-level-style-number text:level="9" style:num-format="1" text:display-levels="9">
        <style:list-level-properties text:space-before="2.3335in"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8-01-06T22:46:00</meta:creation-date>
    <dc:date>2017-09-26T22:00:57.042259034</dc:date>
    <meta:editing-cycles>23</meta:editing-cycles>
    <meta:editing-duration>PT1H13M45S</meta:editing-duration>
    <meta:document-statistic meta:table-count="0" meta:image-count="0" meta:object-count="0" meta:page-count="2" meta:paragraph-count="20" meta:word-count="227" meta:character-count="2075" meta:non-whitespace-character-count="1721"/>
    <meta:user-defined meta:name="Поле 1"/>
    <meta:user-defined meta:name="Поле 2"/>
    <meta:user-defined meta:name="Поле 3"/>
    <meta:user-defined meta:name="Поле 4"/>
  </office:meta>
</office:document-meta>
</file>